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o_20_7" style:list-style-name="L3"/>
    <style:style style:name="P4" style:family="paragraph" style:parent-style-name="Texto_20_7" style:list-style-name="L4"/>
    <style:style style:name="P5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✗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✗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✗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✗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✗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✗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✗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✗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✗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19cm" fo:text-indent="-0.635cm" fo:margin-left="9.11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specificación complementaria</text:h>
      <text:h text:style-name="P1" text:outline-level="2">Introducción</text:h>
      <text:p text:style-name="Texto_20_7">Este documento es el repositorio de todos los requisitos del OpenMinds que no se capturan en los casos de uso</text:p>
      <text:h text:style-name="Heading_20_2" text:outline-level="2">Listado de requisitos</text:h>
      <text:p text:style-name="Texto_20_1">Funcionalidad </text:p>
      <text:p text:style-name="Texto_20_7">(Funcionalidad común entre muchos casos de uso)</text:p>
      <text:p text:style-name="Texto_20_2">Registro de actividad de los operadores</text:p>
      <text:p text:style-name="Texto_20_7">Se debe guardar el registro de las actividades realizadas por lo operadores, para que después sea mostrada en tablas y gráficos</text:p>
      <text:p text:style-name="Texto_20_1">Facilidad de uso</text:p>
      <text:p text:style-name="Texto_20_2">Factores humanos</text:p>
      <text:p text:style-name="Texto_20_7">La interfaz del sistema es por web, por lo que:</text:p>
      <text:list xml:id="list1841904728" text:style-name="L3">
        <text:list-item>
          <text:p text:style-name="P3">Se debe optimizar el tiempo de acceso al sitio, buscando disminuir el tamaño total de descarga al accederlo</text:p>
        </text:list-item>
        <text:list-item>
          <text:p text:style-name="P3">Se debe realizar una interfaz que sea compatible con los navegadores más comunes (Firefox, Chrome, Safari, IE7)</text:p>
        </text:list-item>
      </text:list>
      <text:p text:style-name="Texto_20_7">Además, se debe elegir un diseño agradable y profesional, que debe ser similar al encontrado en las herramientas del paquete OpenOffice.</text:p>
      <text:p text:style-name="Texto_20_2">Ayuda contextual</text:p>
      <text:p text:style-name="Texto_20_7">Se debe contar con ayuda sensible al contexto de operación. Así también es necesario presentar al usuario todos los mensajes de error, advertencia o ayuda que sean necesarios.</text:p>
      <text:p text:style-name="Texto_20_7">Asimismo, debe haber en la interfaz inicial o principal del sistema un enlace a la ayuda.</text:p>
      <text:p text:style-name="Texto_20_1">Fiabilidad</text:p>
      <text:p text:style-name="Texto_20_2"><text:soft-page-break/>Prevención de pérdida de cambios</text:p>
      <text:p text:style-name="Texto_20_7">En los casos que se cierren formularios con cambios no guardados, se debe notificar a los usuarios que hay cambios pendientes que se pueden perder</text:p>
      <text:p text:style-name="Texto_20_1">Rendimiento</text:p>
      <text:p text:style-name="Texto_20_7">Como se mencionó en factores humanos, es importante que la navegación de las interfaces se pueda realizar con rapidez</text:p>
      <text:p text:style-name="Texto_20_1">Soporte</text:p>
      <text:p text:style-name="Texto_20_2">Restricciones de implementación</text:p>
      <text:p text:style-name="Texto_20_7">La implementación del sistema es sobre un servidor web y utilizando un motor de base de datos MySQL. El último tiene que ser fácilmente reemplazable. </text:p>
      <text:p text:style-name="Texto_20_7">Para el diseño, se debe utilizar un patrón MVC (Modelo-Vista-Controlador).</text:p>
      <text:p text:style-name="Texto_20_2">Componentes de libre distribución</text:p>
      <text:p text:style-name="Texto_20_7">Los componentes a utilizar son:</text:p>
      <text:list xml:id="list520890781" text:style-name="L4">
        <text:list-item>
          <text:p text:style-name="P4">Lenguaje de programación Ruby</text:p>
        </text:list-item>
        <text:list-item>
          <text:p text:style-name="P4">Framework Ruby on Rails</text:p>
        </text:list-item>
      </text:list>
      <text:p text:style-name="Texto_20_2">Documentación</text:p>
      <text:p text:style-name="Texto_20_7">Se debe presentar la documentación completa del proceso de desarrollo del sistema, incluyendo los gráficos (formato UML). El esquema general de la misma se puede encontrar en el anexo 1.</text:p>
      <text:p text:style-name="Texto_20_7">Para ello se utilizarán las herramientas OpenOffice Writer para los documentos y BoUML para los gráficos U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6-29T21:45:42</meta:creation-date>
    <meta:editing-cycles>4</meta:editing-cycles>
    <meta:editing-duration>PT01H12M37S</meta:editing-duration>
    <dc:title>comp av</dc:title>
    <meta:initial-creator>Enzo David Cappa</meta:initial-creator>
    <dc:date>2010-06-29T22:58:19</dc:date>
    <dc:creator>Enzo David Cappa</dc:creator>
    <meta:document-statistic meta:table-count="0" meta:image-count="0" meta:object-count="0" meta:page-count="2" meta:paragraph-count="34" meta:word-count="338" meta:character-count="2118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29T21:45:42"/>
  </office:meta>
</office:document-meta>
</file>